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A9302CCBD1492E982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P1" style:family="paragraph" style:parent-style-name="Standard">
      <loext:graphic-properties draw:fill="none"/>
      <style:paragraph-properties fo:margin-left="1cm" fo:margin-right="1cm" fo:margin-top="0.101cm" fo:margin-bottom="0.199cm" loext:contextual-spacing="false" fo:line-height="150%" fo:text-align="end" style:justify-single-word="false" fo:text-indent="0cm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1cm" fo:margin-right="1cm" fo:margin-top="0.101cm" fo:margin-bottom="0.199cm" loext:contextual-spacing="false" fo:line-height="150%" fo:text-align="justify" style:justify-single-word="false" fo:text-indent="0cm" style:auto-text-indent="false" fo:background-color="transparent"/>
    </style:style>
    <style:style style:name="P3" style:family="paragraph" style:parent-style-name="Standard" style:master-page-name="">
      <loext:graphic-properties draw:fill="none"/>
      <style:paragraph-properties fo:margin-left="1cm" fo:margin-right="1cm" fo:margin-top="0.101cm" fo:margin-bottom="0.199cm" loext:contextual-spacing="false" fo:line-height="150%" fo:text-align="justify" style:justify-single-word="false" fo:text-indent="0cm" style:auto-text-indent="false" style:page-number="auto" fo:background-color="transparen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9999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f2aa"/>
    </style:style>
    <style:style style:name="T2" style:family="text">
      <style:text-properties officeooo:rsid="001ca938"/>
    </style:style>
    <style:style style:name="T3" style:family="text">
      <style:text-properties officeooo:rsid="00205cbe"/>
    </style:style>
    <style:style style:name="T4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9999" draw:textarea-horizontal-align="center" draw:textarea-vertical-align="middle" draw:auto-grow-height="false" draw:fit-to-size="false" fo:min-height="1.834cm" fo:min-width="11.492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2" text:anchor-type="page" text:anchor-page-number="1" svg:x="11.021cm" svg:y="5.787cm" svg:width="7.488cm" draw:z-index="2">
        <draw:text-box fo:min-height="3.494cm">
          <text:p text:style-name="P5"><text:database-display text:table-name="lista_adresowa_kl1ag2_zasuwa" text:table-type="table" text:column-name="Tytuł" text:database-name="lista_adresowa_kl1ag2_zasuwa">Pan</text:database-display><text:hidden-paragraph text:condition="ooow:![lista_adresowa_kl1ag2_zasuwa.lista_adresowa_kl1ag2_zasuwa.Tytuł]"/></text:p>
          <text:p text:style-name="P5"><text:database-display text:table-name="lista_adresowa_kl1ag2_zasuwa" text:table-type="table" text:column-name="Imię" text:database-name="lista_adresowa_kl1ag2_zasuwa">Jan</text:database-display><text:span text:style-name="T3"><text:s/></text:span><text:span text:style-name="T3"><text:database-display text:table-name="lista_adresowa_kl1ag2_zasuwa" text:table-type="table" text:column-name="Nazwisko" text:database-name="lista_adresowa_kl1ag2_zasuwa">Nowak</text:database-display></text:span><text:span text:style-name="T3"><text:hidden-paragraph text:condition="ooow:![lista_adresowa_kl1ag2_zasuwa.lista_adresowa_kl1ag2_zasuwa.Imię] AND ![lista_adresowa_kl1ag2_zasuwa.lista_adresowa_kl1ag2_zasuwa.Nazwisko]"/></text:span></text:p>
          <text:p text:style-name="P5"><text:database-display text:table-name="lista_adresowa_kl1ag2_zasuwa" text:table-type="table" text:column-name="Linia adresu 1" text:database-name="lista_adresowa_kl1ag2_zasuwa">ul. Krótka 40/5</text:database-display><text:hidden-paragraph text:condition="ooow:![lista_adresowa_kl1ag2_zasuwa.lista_adresowa_kl1ag2_zasuwa.Linia adresu 1]"/></text:p>
          <text:p text:style-name="P5"><text:database-display text:table-name="lista_adresowa_kl1ag2_zasuwa" text:table-type="table" text:column-name="Kod pocztowy" text:database-name="lista_adresowa_kl1ag2_zasuwa">27-500</text:database-display><text:span text:style-name="T3"><text:s/></text:span><text:span text:style-name="T3"><text:database-display text:table-name="lista_adresowa_kl1ag2_zasuwa" text:table-type="table" text:column-name="Miejscowość" text:database-name="lista_adresowa_kl1ag2_zasuwa">Opatów</text:database-display></text:span><text:span text:style-name="T3"><text:hidden-paragraph text:condition="ooow:![lista_adresowa_kl1ag2_zasuwa.lista_adresowa_kl1ag2_zasuwa.Kod pocztowy] AND ![lista_adresowa_kl1ag2_zasuwa.lista_adresowa_kl1ag2_zasuwa.Miejscowość]"/></text:span></text:p>
        </draw:text-box>
      </draw:frame>
      <text:p text:style-name="Standard"><draw:custom-shape text:anchor-type="paragraph" draw:z-index="0" draw:style-name="gr1" draw:text-style-name="P7" svg:width="11.992cm" svg:height="2.095cm" svg:x="2.633cm" svg:y="-0.168cm"><text:p text:style-name="P6"><text:span text:style-name="T4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5.516cm" draw:z-index="1"><draw:image xlink:href="Pictures/1000000000000280000001A9302CCBD1492E982D.jpg" xlink:type="simple" xlink:show="embed" xlink:actuate="onLoad" loext:mime-type="image/jpe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P3">Niniejszym mamy przyjemność zaprosić <text:database-display text:table-name="lista_adresowa_kl1ag2_zasuwa" text:table-type="table" text:column-name="Płeć" text:database-name="lista_adresowa_kl1ag2_zasuwa">Pana</text:database-display><text:s/>na jubileuszowe spotkanie członków Towarzystwa Przyjaciół <text:span text:style-name="T1">Ziemi</text:span>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1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19.729152104</meta:creation-date>
    <dc:date>2017-11-12T17:12:52.356248251</dc:date>
    <meta:editing-duration>PT8M12S</meta:editing-duration>
    <meta:editing-cycles>5</meta:editing-cycles>
    <meta:generator>LibreOffice/5.4.2.2.0$Linux_X86_64 LibreOffice_project/40m0$Build-2</meta:generator>
    <meta:document-statistic meta:table-count="1" meta:image-count="1" meta:object-count="0" meta:page-count="1" meta:paragraph-count="7" meta:word-count="50" meta:character-count="400" meta:non-whitespace-character-count="357"/>
  </office:meta>
</office:document-meta>
</file>